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2.4cm"/>
    </style:style>
    <style:style style:name="gr5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9cm" svg:height="2.7cm" svg:x="7.001cm" svg:y="5.601cm">
          <text:p text:style-name="P1"><text:span text:style-name="T1">Client Menu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line" svg:x1="10.47cm" svg:y1="3.779cm" svg:x2="10.451cm" svg:y2="5.601cm" draw:end-shape="id1" svg:d="M10470 3779l-19 1822" svg:viewBox="0 0 20 1823">
          <text:p/>
        </draw:connector>
        <draw:frame draw:style-name="gr3" draw:layer="layout" svg:width="6.3cm" svg:height="2.384cm" svg:x="7.8cm" svg:y="2cm">
          <draw:text-box>
            <text:p>See Main Menu System Flowchart</text:p>
            <text:p/>
          </draw:text-box>
        </draw:frame>
        <draw:custom-shape draw:style-name="gr1" draw:text-style-name="P1" xml:id="id2" draw:id="id2" draw:layer="layout" svg:width="7.5cm" svg:height="2.5cm" svg:x="6.7cm" svg:y="9.6cm">
          <text:p text:style-name="P1"><text:span text:style-name="T1">Select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3" draw:id="id3" draw:layer="layout" svg:width="4.6cm" svg:height="1.9cm" svg:x="2.2cm" svg:y="14.1cm">
          <text:p text:style-name="P3"><text:span text:style-name="T2">New Clien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4" draw:id="id4" draw:layer="layout" svg:width="5.1cm" svg:height="2cm" svg:x="14.6cm" svg:y="14.1cm">
          <text:p text:style-name="P3"><text:span text:style-name="T2">Current Client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10.45cm" svg:y1="12.1cm" svg:x2="4.5cm" svg:y2="14.1cm" draw:start-shape="id2" draw:end-shape="id3" svg:d="M10450 12100v1001h-5950v999" svg:viewBox="0 0 5951 2001">
          <text:p/>
        </draw:connector>
        <draw:connector draw:style-name="gr2" draw:text-style-name="P2" draw:layer="layout" svg:x1="10.45cm" svg:y1="12.1cm" svg:x2="17.15cm" svg:y2="14.1cm" draw:start-shape="id2" draw:end-shape="id4" draw:end-glue-point="5" svg:d="M10450 12100v1001h6700v999" svg:viewBox="0 0 6701 2001">
          <text:p/>
        </draw:connector>
        <draw:connector draw:style-name="gr2" draw:text-style-name="P2" draw:layer="layout" draw:type="line" svg:x1="10.451cm" svg:y1="8.301cm" svg:x2="10.45cm" svg:y2="9.6cm" draw:start-shape="id1" draw:start-glue-point="8" draw:end-shape="id2" draw:end-glue-point="4" svg:d="M10451 8301l-1 1299" svg:viewBox="0 0 2 1300">
          <text:p/>
        </draw:connector>
        <draw:connector draw:style-name="gr2" draw:text-style-name="P2" draw:layer="layout" draw:type="line" svg:x1="4.5cm" svg:y1="16cm" svg:x2="4.45cm" svg:y2="21.605cm" draw:start-shape="id3" draw:start-glue-point="8" draw:end-shape="id5" draw:end-glue-point="0" svg:d="M4500 16000l-50 5605" svg:viewBox="0 0 51 5606">
          <text:p/>
        </draw:connector>
        <draw:connector draw:style-name="gr2" draw:text-style-name="P2" draw:layer="layout" draw:type="line" svg:x1="17.15cm" svg:y1="16.1cm" svg:x2="17.15cm" svg:y2="21.4cm" draw:start-shape="id4" draw:start-glue-point="8" draw:end-shape="id6" draw:end-glue-point="0" svg:d="M17150 16100v5300" svg:viewBox="0 0 1 5301">
          <text:p/>
        </draw:connector>
        <draw:frame draw:style-name="gr4" xml:id="id5" draw:id="id5" draw:layer="layout" svg:width="4.9cm" svg:height="3.095cm" svg:x="2cm" svg:y="21.605cm">
          <draw:text-box>
            <text:p>See New Client System Flow Chart</text:p>
            <text:p/>
          </draw:text-box>
        </draw:frame>
        <draw:frame draw:style-name="gr5" xml:id="id6" draw:id="id6" draw:layer="layout" svg:width="4.9cm" svg:height="3.806cm" svg:x="14.7cm" svg:y="21.4cm">
          <draw:text-box>
            <text:p>See Current Clients System Flow Chart</text:p>
            <text:p/>
            <text:p/>
          </draw:text-box>
        </draw:frame>
        <draw:custom-shape draw:style-name="gr1" draw:text-style-name="P3" xml:id="id7" draw:id="id7" draw:layer="layout" svg:width="4.6cm" svg:height="1.9cm" svg:x="8.2cm" svg:y="15.1cm">
          <text:p text:style-name="P3"><text:span text:style-name="T2">Back to Main</text:span></text:p>
          <text:p text:style-name="P3"><text:span text:style-name="T2">Menu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line" svg:x1="10.45cm" svg:y1="12.1cm" svg:x2="10.5cm" svg:y2="15.1cm" draw:start-shape="id2" draw:start-glue-point="6" draw:end-shape="id7" svg:d="M10450 12100l50 3000" svg:viewBox="0 0 51 3001">
          <text:p/>
        </draw:connector>
        <draw:connector draw:style-name="gr2" draw:text-style-name="P2" draw:layer="layout" draw:type="line" svg:x1="10.5cm" svg:y1="17cm" svg:x2="10.546cm" svg:y2="20.599cm" draw:start-shape="id7" draw:start-glue-point="8" svg:d="M10500 17000l46 3599" svg:viewBox="0 0 47 3600">
          <text:p/>
        </draw:connector>
        <draw:frame draw:style-name="gr5" draw:layer="layout" svg:width="4.9cm" svg:height="4.517cm" svg:x="8.4cm" svg:y="20.794cm">
          <draw:text-box>
            <text:p>Return to Main Menu System Flow Chart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1:54:59.490000000</meta:creation-date>
    <dc:date>2014-12-04T12:18:29.138000000</dc:date>
    <meta:editing-duration>PT19M17S</meta:editing-duration>
    <meta:editing-cycles>4</meta:editing-cycles>
    <meta:generator>LibreOffice/4.2.5.2$Windows_x86 LibreOffice_project/61cb170a04bb1f12e77c884eab9192be736ec5f5</meta:generator>
    <meta:document-statistic meta:object-count="17"/>
  </office:meta>
</office:document-meta>
</file>